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5c2d91" loext:opacity="100%" fo:font-size="16pt" fo:font-weight="bold" style:font-weight-asian="bold" style:font-weight-complex="bold"/>
    </style:style>
    <style:style style:name="P2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</style:style>
    <style:style style:name="P3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4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officeooo:paragraph-rsid="00256037" style:font-weight-asian="bold" style:font-weight-complex="bold"/>
    </style:style>
    <style:style style:name="P5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officeooo:paragraph-rsid="0025a80a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2a2243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25a80a" officeooo:paragraph-rsid="0025a80a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2a2243" officeooo:paragraph-rsid="002a2243" fo:background-color="#1e1e1e"/>
    </style:style>
    <style:style style:name="P10" style:family="paragraph" style:parent-style-name="Standard">
      <style:text-properties fo:color="#d4d4d4" loext:opacity="100%" style:font-name="Droid Sans Mono" fo:font-size="10.5pt" fo:font-weight="normal" officeooo:rsid="002c8110" officeooo:paragraph-rsid="002c8110" fo:background-color="#1e1e1e"/>
    </style:style>
    <style:style style:name="P11" style:family="paragraph" style:parent-style-name="Text_20_body">
      <style:text-properties officeooo:rsid="00256037" officeooo:paragraph-rsid="00256037"/>
    </style:style>
    <style:style style:name="P12" style:family="paragraph" style:parent-style-name="Text_20_body">
      <style:text-properties officeooo:paragraph-rsid="0025a80a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style:line-height-at-least="0.503cm"/>
      <style:text-properties officeooo:paragraph-rsid="002a2243"/>
    </style:style>
    <style:style style:name="P15" style:family="paragraph" style:parent-style-name="Text_20_body">
      <style:text-properties style:text-underline-style="solid" style:text-underline-width="auto" style:text-underline-color="font-color" officeooo:paragraph-rsid="002a2243"/>
    </style:style>
    <style:style style:name="P16" style:family="paragraph" style:parent-style-name="Text_20_body">
      <style:text-properties officeooo:rsid="002a2243" officeooo:paragraph-rsid="002a2243"/>
    </style:style>
    <style:style style:name="P17" style:family="paragraph" style:parent-style-name="Text_20_body">
      <style:text-properties officeooo:rsid="002c8110" officeooo:paragraph-rsid="002c8110"/>
    </style:style>
    <style:style style:name="P1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341637" officeooo:paragraph-rsid="00341637" fo:background-color="#1e1e1e"/>
    </style:style>
    <style:style style:name="P20" style:family="paragraph" style:parent-style-name="Text_20_body">
      <style:text-properties officeooo:rsid="0032f878" officeooo:paragraph-rsid="0032f878"/>
    </style:style>
    <style:style style:name="P21" style:family="paragraph" style:parent-style-name="Text_20_body">
      <style:text-properties officeooo:rsid="00351bf0" officeooo:paragraph-rsid="00351bf0"/>
    </style:style>
    <style:style style:name="T1" style:family="text">
      <style:text-properties fo:color="#21409a" loext:opacity="100%" fo:font-weight="bold" style:font-weight-asian="bold" style:font-weight-complex="bold"/>
    </style:style>
    <style:style style:name="T2" style:family="text">
      <style:text-properties fo:color="#21409a" loext:opacity="100%" fo:font-weight="bold" officeooo:rsid="00341637" style:font-weight-asian="bold" style:font-weight-complex="bold"/>
    </style:style>
    <style:style style:name="T3" style:family="text">
      <style:text-properties officeooo:rsid="00256037"/>
    </style:style>
    <style:style style:name="T4" style:family="text">
      <style:text-properties officeooo:rsid="0025a80a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9" style:family="text">
      <style:text-properties fo:color="#9cdcfe" loext:opacity="100%"/>
    </style:style>
    <style:style style:name="T10" style:family="text">
      <style:text-properties fo:color="#ce9178" loext:opacity="100%"/>
    </style:style>
    <style:style style:name="T11" style:family="text">
      <style:text-properties officeooo:rsid="002a2243"/>
    </style:style>
    <style:style style:name="T12" style:family="text">
      <style:text-properties officeooo:rsid="002a6dfb"/>
    </style:style>
    <style:style style:name="T13" style:family="text">
      <style:text-properties officeooo:rsid="00341637"/>
    </style:style>
    <style:style style:name="T14" style:family="text">
      <style:text-properties officeooo:rsid="00351b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de Selectores en CSS</text:p>
      <text:p text:style-name="Standard"/>
      <text:p text:style-name="Standard">Escribe el html que corresponda con los selectores css indicados en el enunciado.</text:p>
      <text:p text:style-name="Standard"/>
      <text:p text:style-name="P2"><text:s/><text:span text:style-name="T1">.primero{} </text:span></text:p>
      <text:p text:style-name="Text_20_body">&lt;p class="primero"&gt;hola&lt;/p&gt;</text:p>
      <text:p text:style-name="Text_20_body">&lt;section class="primero"&gt;adiós&lt;/section&gt;</text:p>
      <text:p text:style-name="Text_20_body"/>
      <text:p text:style-name="P3">p.primero{} </text:p>
      <text:p text:style-name="P11">&lt;p class="primero"&gt;hola&lt;/p&gt;</text:p>
      <text:p text:style-name="Text_20_body"/>
      <text:p text:style-name="P3">p.primero , p.segundo{}</text:p>
      <text:p text:style-name="P11">&lt;p class="primero"&gt;hola&lt;/p&gt;</text:p>
      <text:p text:style-name="P11">&lt;p class="segundo"&gt;hola&lt;/p&gt;</text:p>
      <text:p text:style-name="P3">p.primero.segundo{} </text:p>
      <text:p text:style-name="P11">&lt;p class="primero"&gt;hola&lt;/p&gt;</text:p>
      <text:p text:style-name="P11">&lt;p class="segundo"&gt;hola&lt;/p&gt;</text:p>
      <text:p text:style-name="P11">&lt;section class="segundo"&gt;adiós&lt;/section&gt;</text:p>
      <text:p text:style-name="P11"/>
      <text:p text:style-name="Text_20_body"/>
      <text:p text:style-name="P3">section.primero{} </text:p>
      <text:p text:style-name="P11">&lt;section class="primero"&gt;adiós&lt;/section&gt;</text:p>
      <text:p text:style-name="P4">#paco{ } </text:p>
      <text:p text:style-name="P11">&lt;p id="paco"&gt;hola&lt;/p&gt;</text:p>
      <text:p text:style-name="Text_20_body"/>
      <text:p text:style-name="P4">p#moco{} </text:p>
      <text:p text:style-name="P12"><text:span text:style-name="T3">&lt;p id="</text:span><text:span text:style-name="T4">moco</text:span><text:span text:style-name="T3">"&gt;hola&lt;/p&gt;</text:span></text:p>
      <text:p text:style-name="P5">.primero span{ } </text:p>
      <text:p text:style-name="P8"><text:span text:style-name="T5">&lt;</text:span><text:span text:style-name="T7">p</text:span> <text:span text:style-name="T9">class</text:span>=<text:span text:style-name="T10">"primero"</text:span><text:span text:style-name="T5">&gt;</text:span></text:p>
      <text:p text:style-name="P6"><text:span text:style-name="T5">&lt;</text:span><text:span text:style-name="T7">span</text:span><text:span text:style-name="T5">&gt;</text:span>Hola<text:span text:style-name="T5">&lt;/</text:span><text:span text:style-name="T7">span</text:span><text:span text:style-name="T5">&gt; </text:span></text:p>
      <text:p text:style-name="P6"><text:span text:style-name="T5">&lt;/</text:span><text:span text:style-name="T7">p</text:span><text:span text:style-name="T5">&gt;</text:span></text:p>
      <text:p text:style-name="P20"/>
      <text:p text:style-name="P20">Me selecciona solo el span.Si hubiera un h1 este h1 no sería selecionado</text:p>
      <text:p text:style-name="Text_20_body"/>
      <text:p text:style-name="Text_20_body"><text:soft-page-break/><text:tab/><text:tab/><text:tab/><text:tab/><text:tab/><text:tab/><text:span text:style-name="T2">padre <text:s text:c="3"/>hijo</text:span></text:p>
      <text:p text:style-name="P3">.primero &gt; span{ } </text:p>
      <text:p text:style-name="P6"><text:span text:style-name="T5">&lt;</text:span><text:span text:style-name="T7">div</text:span> <text:span text:style-name="T9">class</text:span>=<text:span text:style-name="T10">"primero"</text:span><text:span text:style-name="T5">&gt;</text:span></text:p>
      <text:p text:style-name="P6"><text:span text:style-name="T5">&lt;</text:span><text:span text:style-name="T7">span</text:span><text:span text:style-name="T5">&gt;</text:span>Hola<text:span text:style-name="T5">&lt;/</text:span><text:span text:style-name="T7">span</text:span><text:span text:style-name="T5">&gt;</text:span></text:p>
      <text:p text:style-name="P6"><text:span text:style-name="T5">&lt;/</text:span><text:span text:style-name="T7">div</text:span><text:span text:style-name="T5">&gt;</text:span></text:p>
      <text:p text:style-name="P6"/>
      <text:p text:style-name="P19">Si metiera un span dentro del span.Solo me seleccionar el span que es hijo directo de primero</text:p>
      <text:p text:style-name="Text_20_body"/>
      <text:p text:style-name="Text_20_body"/>
      <text:p text:style-name="Text_20_body"><text:tab/><text:tab/><text:tab/><text:tab/><text:tab/><text:span text:style-name="T13">hermano <text:s text:c="4"/><text:tab/>hermanoadyacente</text:span></text:p>
      <text:p text:style-name="P3">p.primero + a.enlacePrincipal</text:p>
      <text:p text:style-name="P6"><text:span text:style-name="T5">&lt;</text:span><text:span text:style-name="T7">p</text:span> <text:span text:style-name="T9">class</text:span>=<text:span text:style-name="T10">"primero"</text:span><text:span text:style-name="T5">&gt;&lt;/</text:span><text:span text:style-name="T7">p</text:span><text:span text:style-name="T5">&gt;</text:span></text:p>
      <text:p text:style-name="P6"><text:span text:style-name="T5">&lt;</text:span><text:span text:style-name="T7">a</text:span> <text:span text:style-name="T9">class</text:span>=<text:span text:style-name="T10">"enlacePrincipal"</text:span> <text:span text:style-name="T9">href</text:span>=<text:span text:style-name="T10">""</text:span><text:span text:style-name="T5">&gt;</text:span>hola<text:span text:style-name="T5">&lt;/</text:span><text:span text:style-name="T7">a</text:span><text:span text:style-name="T5">&gt;</text:span></text:p>
      <text:p text:style-name="Text_20_body"/>
      <text:p text:style-name="P21">Si hubiera otra a enlancePrincipal solo me selección el a enlancePrincipal que es hermano adyacente de p primero</text:p>
      <text:p text:style-name="Text_20_body"><text:tab/><text:tab/><text:tab/><text:tab/><text:tab/> <text:s text:c="20"/><text:span text:style-name="T14">hermanos del primer selector (tienen que tener el mismo padre)</text:span></text:p>
      <text:p text:style-name="P3">p.primero ~ a.enlacePrincipal</text:p>
      <text:p text:style-name="P6"><text:span text:style-name="T5">&lt;</text:span><text:span text:style-name="T7">p</text:span> <text:span text:style-name="T9">class</text:span>=<text:span text:style-name="T10">"primero"</text:span><text:span text:style-name="T5">&gt;&lt;/</text:span><text:span text:style-name="T7">p</text:span><text:span text:style-name="T5">&gt;</text:span></text:p>
      <text:p text:style-name="P6"><text:span text:style-name="T5">&lt;</text:span><text:span text:style-name="T7">a</text:span> <text:span text:style-name="T9">class</text:span>=<text:span text:style-name="T10">"enlacePrincipal"</text:span> <text:span text:style-name="T9">href</text:span>=<text:span text:style-name="T10">""</text:span><text:span text:style-name="T5">&gt;</text:span>hola<text:span text:style-name="T5">&lt;/</text:span><text:span text:style-name="T7">a</text:span><text:span text:style-name="T5">&gt;</text:span></text:p>
      <text:p text:style-name="P6"><text:span text:style-name="T5">&lt;</text:span><text:span text:style-name="T7">a</text:span> <text:span text:style-name="T9">class</text:span>=<text:span text:style-name="T10">"enlacePrincipal"</text:span> <text:span text:style-name="T9">href</text:span>=<text:span text:style-name="T10">""</text:span><text:span text:style-name="T5">&gt;</text:span>hola<text:span text:style-name="T5">&lt;/</text:span><text:span text:style-name="T7">a</text:span><text:span text:style-name="T5">&gt;</text:span></text:p>
      <text:p text:style-name="Text_20_body"/>
      <text:p text:style-name="Text_20_body"/>
      <text:p text:style-name="P3">p:first-letter {}</text:p>
      <text:p text:style-name="P7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14"/>
      <text:p text:style-name="P15"/>
      <text:p text:style-name="P3">h2 + p::first-letter {}<text:tab/></text:p>
      <text:p text:style-name="Standard"/>
      <text:p text:style-name="P6"><text:span text:style-name="T5">&lt;</text:span><text:span text:style-name="T7">h2</text:span><text:span text:style-name="T5">&gt;</text:span>Hola<text:span text:style-name="T5">&lt;/</text:span><text:span text:style-name="T7">h2</text:span><text:span text:style-name="T5">&gt;</text:span></text:p>
      <text:p text:style-name="P6"><text:span text:style-name="T5">&lt;</text:span><text:span text:style-name="T7">p</text:span><text:span text:style-name="T5">&gt;</text:span>H<text:span text:style-name="T11">o</text:span>la2<text:span text:style-name="T5">&lt;/</text:span><text:span text:style-name="T7">p</text:span><text:span text:style-name="T5">&gt;</text:span> </text:p>
      <text:p text:style-name="P6"/>
      <text:p text:style-name="Text_20_body"/>
      <text:p text:style-name="P3">p::first-line {}</text:p>
      <text:p text:style-name="P6"><text:span text:style-name="T5">&lt;</text:span><text:span text:style-name="T7">p</text:span><text:span text:style-name="T5">&gt;</text:span>Lorem Ipsum is simply dummy text of the printing and typesetting industry. Lorem Ipsum has been the industry's <text:s/>standard dummy text ever since the 1500s, when an unknown printer took a galley of type and scrambled it to make a <text:span text:style-name="T5">&lt;/</text:span><text:span text:style-name="T7">p</text:span><text:span text:style-name="T5">&gt;</text:span> </text:p>
      <text:p text:style-name="Text_20_body"/>
      <text:p text:style-name="P3"><text:soft-page-break/><text:s/>p:not(.azul ) {}</text:p>
      <text:p text:style-name="P9"><text:span text:style-name="T5">&lt;</text:span><text:span text:style-name="T7">p</text:span> <text:span text:style-name="T9">class</text:span>=<text:span text:style-name="T10">"azul"</text:span><text:span text:style-name="T5">&gt;</text:span>hola<text:span text:style-name="T5">&lt;/</text:span><text:span text:style-name="T7">p</text:span><text:span text:style-name="T5">&gt;</text:span> </text:p>
      <text:p text:style-name="P6"><text:span text:style-name="T5">&lt;</text:span><text:span text:style-name="T7">p</text:span> <text:span text:style-name="T9">class</text:span>=<text:span text:style-name="T10">"rojo"</text:span><text:span text:style-name="T5">&gt;</text:span>hola2<text:span text:style-name="T5">&lt;/</text:span><text:span text:style-name="T7">p</text:span><text:span text:style-name="T5">&gt;</text:span> </text:p>
      <text:p text:style-name="P6"/>
      <text:p text:style-name="P16"/>
      <text:p text:style-name="P16"/>
      <text:p text:style-name="P16"/>
      <text:p text:style-name="P3">p:nth-child(2) {}</text:p>
      <text:p text:style-name="P9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12">Bueno</text:span>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16"/>
      <text:p text:style-name="P3">p:last-child {}</text:p>
      <text:p text:style-name="P10"><text:span text:style-name="T5">&lt;</text:span><text:span text:style-name="T7">section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/</text:span><text:span text:style-name="T7">section</text:span><text:span text:style-name="T5">&gt;</text:span></text:p>
      <text:p text:style-name="P17"><text:s/></text:p>
      <text:p text:style-name="P3">p:last-of-type {}</text:p>
      <text:p text:style-name="P6"><text:span text:style-name="T5">&lt;</text:span><text:span text:style-name="T7">section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/</text:span><text:span text:style-name="T7">section</text:span><text:span text:style-name="T5">&gt;</text:span></text:p>
      <text:p text:style-name="P13"/>
      <text:p text:style-name="P6"><text:span text:style-name="T5">&lt;</text:span><text:span text:style-name="T7">section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/</text:span><text:span text:style-name="T7">section</text:span><text:span text:style-name="T5">&gt;</text:span></text:p>
      <text:p text:style-name="Text_20_body"/>
      <text:p text:style-name="P3">p:only-child {}</text:p>
      <text:p text:style-name="Text_20_body"><text:span text:style-name="T6">&lt;</text:span><text:span text:style-name="T8">div</text:span><text:span text:style-name="T6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/</text:span><text:span text:style-name="T7">div</text:span><text:span text:style-name="T5">&gt;</text:span></text:p>
      <text:p text:style-name="P13"/>
      <text:p text:style-name="P6"><text:span text:style-name="T5">&lt;</text:span><text:span text:style-name="T7">div</text:span><text:span text:style-name="T5">&gt;</text:span></text:p>
      <text:p text:style-name="P6"><text:span text:style-name="T5">&lt;</text:span><text:span text:style-name="T7">p</text:span><text:span text:style-name="T5">&gt;</text:span>hola<text:span text:style-name="T5">&lt;/</text:span><text:span text:style-name="T7">p</text:span><text:span text:style-name="T5">&gt;</text:span></text:p>
      <text:p text:style-name="P6"><text:span text:style-name="T5">&lt;/</text:span><text:span text:style-name="T7">div</text:span><text:span text:style-name="T5">&gt;</text:span></text:p>
      <text:p text:style-name="Text_20_body"/>
      <text:p text:style-name="P3">span.primero {} </text:p>
      <text:p text:style-name="P6"><text:span text:style-name="T5">&lt;</text:span><text:span text:style-name="T7">span</text:span> <text:span text:style-name="T9">class</text:span>=<text:span text:style-name="T10">"primero"</text:span><text:span text:style-name="T5">&gt;</text:span>hola<text:span text:style-name="T5">&lt;/</text:span><text:span text:style-name="T7">span</text:span><text:span text:style-name="T5">&gt;</text:span></text:p>
      <text:p text:style-name="Text_20_body"/>
      <text:p text:style-name="P3"><text:soft-page-break/>input:disabled</text:p>
      <text:p text:style-name="P6"><text:span text:style-name="T5">&lt;</text:span><text:span text:style-name="T7">span</text:span> <text:span text:style-name="T5">&gt;</text:span>hola<text:span text:style-name="T5">&lt;/</text:span><text:span text:style-name="T7">span</text:span><text:span text:style-name="T5">&gt;</text:span></text:p>
      <text:p text:style-name="P6"><text:span text:style-name="T5">&lt;</text:span><text:span text:style-name="T7">br</text:span><text:span text:style-name="T5">&gt;&lt;</text:span><text:span text:style-name="T7">br</text:span><text:span text:style-name="T5">&gt;</text:span></text:p>
      <text:p text:style-name="P6"><text:span text:style-name="T5">&lt;</text:span><text:span text:style-name="T7">input</text:span> <text:span text:style-name="T9">type</text:span>=<text:span text:style-name="T10">"text"</text:span> <text:span text:style-name="T9">value</text:span>=<text:span text:style-name="T10">"hola"</text:span> <text:span text:style-name="T9">disabled</text:span> <text:span text:style-name="T5">&gt;</text:span></text:p>
      <text:p text:style-name="P6"><text:span text:style-name="T5">&lt;</text:span><text:span text:style-name="T7">input</text:span> <text:span text:style-name="T9">type</text:span>=<text:span text:style-name="T10">"text"</text:span> <text:span text:style-name="T9">value</text:span>=<text:span text:style-name="T10">"hola2"</text:span> <text:span text:style-name="T5">&gt;</text:span></text:p>
      <text:p text:style-name="Text_20_body"/>
      <text:p text:style-name="Text_20_body"/>
      <text:p text:style-name="P3">.primero.parding{ }</text:p>
      <text:p text:style-name="P6"><text:span text:style-name="T5">&lt;</text:span><text:span text:style-name="T7">p</text:span> <text:span text:style-name="T9">class</text:span>=<text:span text:style-name="T10">"primero parding"</text:span> <text:span text:style-name="T5">&gt;</text:span>hola<text:span text:style-name="T5">&lt;/</text:span><text:span text:style-name="T7">p</text:span><text:span text:style-name="T5">&gt;</text:span></text:p>
      <text:p text:style-name="P6"><text:span text:style-name="T5">&lt;</text:span><text:span text:style-name="T7">p</text:span> <text:span text:style-name="T9">class</text:span>=<text:span text:style-name="T10">"primero"</text:span><text:span text:style-name="T5">&gt;</text:span>hola<text:span text:style-name="T5">&lt;/</text:span><text:span text:style-name="T7">p</text:span><text:span text:style-name="T5">&gt;</text:span></text:p>
      <text:p text:style-name="P6"/>
      <text:p text:style-name="Text_20_body"/>
      <text:p text:style-name="P2"><text:span text:style-name="T1">a.pulsado[href</text:span>^<text:span text:style-name="T1">=”https”]</text:span></text:p>
      <text:p text:style-name="Text_20_body"><text:tab/></text:p>
      <text:p text:style-name="P3">a.pulsado[href$=”com”]</text:p>
      <text:p text:style-name="Text_20_body"/>
      <text:p text:style-name="P3">:checked {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20:52.688746373</meta:creation-date>
    <dc:date>2023-02-08T00:46:00.388519412</dc:date>
    <meta:editing-duration>PT4H3M17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4" meta:paragraph-count="93" meta:word-count="265" meta:character-count="2301" meta:non-whitespace-character-count="2062"/>
  </office:meta>
</office:document-meta>
</file>